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1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5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2"/>
        <table:table-column table:style-name="co2" table:number-columns-repeated="1022" table:default-cell-style-name="ce2"/>
        <table:table-row table:style-name="ro1">
          <table:table-cell table:style-name="ce1" office:value-type="string">
            <text:p>Resistors</text:p>
          </table:table-cell>
          <table:table-cell table:style-name="ce1" office:value-type="string">
            <text:p>Value (k<text:span text:style-name="T1">Ω)</text:span></text:p>
          </table:table-cell>
          <table:table-cell table:style-name="ce1" table:number-columns-repeated="2"/>
          <table:table-cell table:style-name="ce4" office:value-type="string">
            <text:p>Switch</text:p>
          </table:table-cell>
          <table:table-cell table:style-name="ce4" office:value-type="string" table:number-columns-spanned="3" table:number-rows-spanned="1">
            <text:p>Voltage</text:p>
          </table:table-cell>
          <table:covered-table-cell table:style-name="ce10"/>
          <table:covered-table-cell table:style-name="ce12"/>
          <table:table-cell table:style-name="ce4" office:value-type="string" table:number-columns-spanned="3" table:number-rows-spanned="1">
            <text:p>ADC Count</text:p>
          </table:table-cell>
          <table:covered-table-cell table:style-name="ce16"/>
          <table:covered-table-cell table:style-name="ce17"/>
          <table:table-cell table:style-name="ce4" office:value-type="string" table:number-columns-spanned="4" table:number-rows-spanned="1">
            <text:p>Range</text:p>
          </table:table-cell>
          <table:covered-table-cell table:number-columns-repeated="2" table:style-name="ce16"/>
          <table:covered-table-cell table:style-name="ce17"/>
          <table:table-cell table:number-columns-repeated="1009"/>
        </table:table-row>
        <table:table-row table:style-name="ro1">
          <table:table-cell office:value-type="string">
            <text:p>Rg</text:p>
          </table:table-cell>
          <table:table-cell office:value-type="float" office:value="100">
            <text:p>100</text:p>
          </table:table-cell>
          <table:table-cell table:number-columns-repeated="2"/>
          <table:table-cell table:style-name="ce5"/>
          <table:table-cell table:style-name="ce7" office:value-type="string">
            <text:p>Lower</text:p>
          </table:table-cell>
          <table:table-cell table:style-name="ce1" office:value-type="string">
            <text:p>Nominal</text:p>
          </table:table-cell>
          <table:table-cell table:style-name="ce13" office:value-type="string">
            <text:p>Upper</text:p>
          </table:table-cell>
          <table:table-cell table:style-name="ce7" office:value-type="string">
            <text:p>Lower</text:p>
          </table:table-cell>
          <table:table-cell table:style-name="ce1" office:value-type="string">
            <text:p>Nominal</text:p>
          </table:table-cell>
          <table:table-cell table:style-name="ce13" office:value-type="string">
            <text:p>Upper</text:p>
          </table:table-cell>
          <table:table-cell table:style-name="ce7" office:value-type="string">
            <text:p>Lower</text:p>
          </table:table-cell>
          <table:table-cell table:style-name="ce1" office:value-type="string">
            <text:p>Upper</text:p>
          </table:table-cell>
          <table:table-cell table:style-name="ce1" office:value-type="string">
            <text:p>Split</text:p>
          </table:table-cell>
          <table:table-cell table:style-name="ce13" office:value-type="string">
            <text:p>Split %</text:p>
          </table:table-cell>
          <table:table-cell table:number-columns-repeated="1009"/>
        </table:table-row>
        <table:table-row table:style-name="ro2">
          <table:table-cell office:value-type="string">
            <text:p>R1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5" office:value-type="string">
            <text:p>SW1</text:p>
          </table:table-cell>
          <table:table-cell table:style-name="ce8" table:formula="of:=ROUND([.$B$9]*(0.9*[.$B$2])/(0.9*[.$B$2] + 1.1*[.B3]);2)" office:value-type="float" office:value="0.38">
            <text:p>0.38</text:p>
          </table:table-cell>
          <table:table-cell table:formula="of:=ROUND([.$B$9]*([.$B$2])/([.$B$2] + [.B3]);2)" office:value-type="float" office:value="0.45">
            <text:p>0.45</text:p>
          </table:table-cell>
          <table:table-cell table:style-name="ce14" table:formula="of:=ROUND([.$B$9]*(1.1*[.$B$2])/(1.1*[.$B$2] + 0.9*[.B3]);2)" office:value-type="float" office:value="0.54">
            <text:p>0.54</text:p>
          </table:table-cell>
          <table:table-cell table:style-name="ce8" table:formula="of:=ROUND(([.F3]/[.$B$9])*[.$B$11];0)" office:value-type="float" office:value="19">
            <text:p>19</text:p>
          </table:table-cell>
          <table:table-cell table:formula="of:=ROUND(([.G3]/[.$B$9])*[.$B$11];0)" office:value-type="float" office:value="23">
            <text:p>23</text:p>
          </table:table-cell>
          <table:table-cell table:style-name="ce14" table:formula="of:=ROUND(([.H3]/[.$B$9])*[.$B$11];0)" office:value-type="float" office:value="28">
            <text:p>28</text:p>
          </table:table-cell>
          <table:table-cell table:style-name="ce8" table:formula="of:=[.I3]-[.$B$13]" office:value-type="float" office:value="14">
            <text:p>14</text:p>
          </table:table-cell>
          <table:table-cell table:formula="of:=[.K3]+[.$B$13]" office:value-type="float" office:value="33">
            <text:p>33</text:p>
          </table:table-cell>
          <table:table-cell/>
          <table:table-cell table:style-name="ce14"/>
          <table:table-cell table:number-columns-repeated="1009"/>
        </table:table-row>
        <table:table-row table:style-name="ro2">
          <table:table-cell office:value-type="string">
            <text:p>R2</text:p>
          </table:table-cell>
          <table:table-cell office:value-type="float" office:value="300">
            <text:p>300</text:p>
          </table:table-cell>
          <table:table-cell table:number-columns-repeated="2"/>
          <table:table-cell table:style-name="ce5" office:value-type="string">
            <text:p>SW2</text:p>
          </table:table-cell>
          <table:table-cell table:style-name="ce8" table:formula="of:=ROUND([.$B$9]*(0.9*[.$B$2])/(0.9*[.$B$2] + 1.1*[.B4]);2)" office:value-type="float" office:value="1.07">
            <text:p>1.07</text:p>
          </table:table-cell>
          <table:table-cell table:formula="of:=ROUND([.$B$9]*([.$B$2])/([.$B$2] + [.B4]);2)" office:value-type="float" office:value="1.25">
            <text:p>1.25</text:p>
          </table:table-cell>
          <table:table-cell table:style-name="ce14" table:formula="of:=ROUND([.$B$9]*(1.1*[.$B$2])/(1.1*[.$B$2] + 0.9*[.B4]);2)" office:value-type="float" office:value="1.45">
            <text:p>1.45</text:p>
          </table:table-cell>
          <table:table-cell table:style-name="ce8" table:formula="of:=ROUND(([.F4]/[.$B$9])*[.$B$11];0)" office:value-type="float" office:value="55">
            <text:p>55</text:p>
          </table:table-cell>
          <table:table-cell table:formula="of:=ROUND(([.G4]/[.$B$9])*[.$B$11];0)" office:value-type="float" office:value="64">
            <text:p>64</text:p>
          </table:table-cell>
          <table:table-cell table:style-name="ce14" table:formula="of:=ROUND(([.H4]/[.$B$9])*[.$B$11];0)" office:value-type="float" office:value="74">
            <text:p>74</text:p>
          </table:table-cell>
          <table:table-cell table:style-name="ce8" table:formula="of:=[.I4]-[.$B$13]" office:value-type="float" office:value="50">
            <text:p>50</text:p>
          </table:table-cell>
          <table:table-cell table:formula="of:=[.K4]+[.$B$13]" office:value-type="float" office:value="79">
            <text:p>79</text:p>
          </table:table-cell>
          <table:table-cell table:formula="of:=[.L4]-[.M3]" office:value-type="float" office:value="17">
            <text:p>17</text:p>
          </table:table-cell>
          <table:table-cell table:style-name="ce14" table:formula="of:=ROUND(([.N4]/[.$B$11])*100;2)" office:value-type="float" office:value="6.64">
            <text:p>6.64</text:p>
          </table:table-cell>
          <table:table-cell table:number-columns-repeated="1009"/>
        </table:table-row>
        <table:table-row table:style-name="ro2">
          <table:table-cell office:value-type="string">
            <text:p>R3</text:p>
          </table:table-cell>
          <table:table-cell office:value-type="float" office:value="125">
            <text:p>125</text:p>
          </table:table-cell>
          <table:table-cell table:number-columns-repeated="2"/>
          <table:table-cell table:style-name="ce5" office:value-type="string">
            <text:p>SW3</text:p>
          </table:table-cell>
          <table:table-cell table:style-name="ce8" table:formula="of:=ROUND([.$B$9]*(0.9*[.$B$2])/(0.9*[.$B$2] + 1.1*[.B5]);2)" office:value-type="float" office:value="1.98">
            <text:p>1.98</text:p>
          </table:table-cell>
          <table:table-cell table:formula="of:=ROUND([.$B$9]*([.$B$2])/([.$B$2] + [.B5]);2)" office:value-type="float" office:value="2.22">
            <text:p>2.22</text:p>
          </table:table-cell>
          <table:table-cell table:style-name="ce14" table:formula="of:=ROUND([.$B$9]*(1.1*[.$B$2])/(1.1*[.$B$2] + 0.9*[.B5]);2)" office:value-type="float" office:value="2.47">
            <text:p>2.47</text:p>
          </table:table-cell>
          <table:table-cell table:style-name="ce8" table:formula="of:=ROUND(([.F5]/[.$B$9])*[.$B$11];0)" office:value-type="float" office:value="101">
            <text:p>101</text:p>
          </table:table-cell>
          <table:table-cell table:formula="of:=ROUND(([.G5]/[.$B$9])*[.$B$11];0)" office:value-type="float" office:value="114">
            <text:p>114</text:p>
          </table:table-cell>
          <table:table-cell table:style-name="ce14" table:formula="of:=ROUND(([.H5]/[.$B$9])*[.$B$11];0)" office:value-type="float" office:value="126">
            <text:p>126</text:p>
          </table:table-cell>
          <table:table-cell table:style-name="ce8" table:formula="of:=[.I5]-[.$B$13]" office:value-type="float" office:value="96">
            <text:p>96</text:p>
          </table:table-cell>
          <table:table-cell table:formula="of:=[.K5]+[.$B$13]" office:value-type="float" office:value="131">
            <text:p>131</text:p>
          </table:table-cell>
          <table:table-cell table:formula="of:=[.L5]-[.M4]" office:value-type="float" office:value="17">
            <text:p>17</text:p>
          </table:table-cell>
          <table:table-cell table:style-name="ce14" table:formula="of:=ROUND(([.N5]/[.$B$11])*100;2)" office:value-type="float" office:value="6.64">
            <text:p>6.64</text:p>
          </table:table-cell>
          <table:table-cell table:number-columns-repeated="1009"/>
        </table:table-row>
        <table:table-row table:style-name="ro2">
          <table:table-cell office:value-type="string">
            <text:p>R4</text:p>
          </table:table-cell>
          <table:table-cell office:value-type="float" office:value="47">
            <text:p>47</text:p>
          </table:table-cell>
          <table:table-cell table:number-columns-repeated="2"/>
          <table:table-cell table:style-name="ce5" office:value-type="string">
            <text:p>SW4</text:p>
          </table:table-cell>
          <table:table-cell table:style-name="ce8" table:formula="of:=ROUND([.$B$9]*(0.9*[.$B$2])/(0.9*[.$B$2] + 1.1*[.B6]);2)" office:value-type="float" office:value="3.18">
            <text:p>3.18</text:p>
          </table:table-cell>
          <table:table-cell table:formula="of:=ROUND([.$B$9]*([.$B$2])/([.$B$2] + [.B6]);2)" office:value-type="float" office:value="3.4">
            <text:p>3.4</text:p>
          </table:table-cell>
          <table:table-cell table:style-name="ce14" table:formula="of:=ROUND([.$B$9]*(1.1*[.$B$2])/(1.1*[.$B$2] + 0.9*[.B6]);2)" office:value-type="float" office:value="3.61">
            <text:p>3.61</text:p>
          </table:table-cell>
          <table:table-cell table:style-name="ce8" table:formula="of:=ROUND(([.F6]/[.$B$9])*[.$B$11];0)" office:value-type="float" office:value="163">
            <text:p>163</text:p>
          </table:table-cell>
          <table:table-cell table:formula="of:=ROUND(([.G6]/[.$B$9])*[.$B$11];0)" office:value-type="float" office:value="174">
            <text:p>174</text:p>
          </table:table-cell>
          <table:table-cell table:style-name="ce14" table:formula="of:=ROUND(([.H6]/[.$B$9])*[.$B$11];0)" office:value-type="float" office:value="185">
            <text:p>185</text:p>
          </table:table-cell>
          <table:table-cell table:style-name="ce8" table:formula="of:=[.I6]-[.$B$13]" office:value-type="float" office:value="158">
            <text:p>158</text:p>
          </table:table-cell>
          <table:table-cell table:formula="of:=[.K6]+[.$B$13]" office:value-type="float" office:value="190">
            <text:p>190</text:p>
          </table:table-cell>
          <table:table-cell table:formula="of:=[.L6]-[.M5]" office:value-type="float" office:value="27">
            <text:p>27</text:p>
          </table:table-cell>
          <table:table-cell table:style-name="ce14" table:formula="of:=ROUND(([.N6]/[.$B$11])*100;2)" office:value-type="float" office:value="10.55">
            <text:p>10.55</text:p>
          </table:table-cell>
          <table:table-cell table:number-columns-repeated="1009"/>
        </table:table-row>
        <table:table-row table:style-name="ro2">
          <table:table-cell office:value-type="string">
            <text:p>R5</text:p>
          </table:table-cell>
          <table:table-cell table:style-name="ce3" office:value-type="float" office:value="10">
            <text:p>10</text:p>
          </table:table-cell>
          <table:table-cell table:style-name="ce1" table:number-columns-repeated="2"/>
          <table:table-cell table:style-name="ce6" office:value-type="string">
            <text:p>SW5</text:p>
          </table:table-cell>
          <table:table-cell table:style-name="ce9" table:formula="of:=ROUND([.$B$9]*(0.9*[.$B$2])/(0.9*[.$B$2] + 1.1*[.B7]);2)" office:value-type="float" office:value="4.46">
            <text:p>4.46</text:p>
          </table:table-cell>
          <table:table-cell table:style-name="ce11" table:formula="of:=ROUND([.$B$9]*([.$B$2])/([.$B$2] + [.B7]);2)" office:value-type="float" office:value="4.55">
            <text:p>4.55</text:p>
          </table:table-cell>
          <table:table-cell table:style-name="ce15" table:formula="of:=ROUND([.$B$9]*(1.1*[.$B$2])/(1.1*[.$B$2] + 0.9*[.B7]);2)" office:value-type="float" office:value="4.62">
            <text:p>4.62</text:p>
          </table:table-cell>
          <table:table-cell table:style-name="ce9" table:formula="of:=ROUND(([.F7]/[.$B$9])*[.$B$11];0)" office:value-type="float" office:value="228">
            <text:p>228</text:p>
          </table:table-cell>
          <table:table-cell table:style-name="ce11" table:formula="of:=ROUND(([.G7]/[.$B$9])*[.$B$11];0)" office:value-type="float" office:value="233">
            <text:p>233</text:p>
          </table:table-cell>
          <table:table-cell table:style-name="ce15" table:formula="of:=ROUND(([.H7]/[.$B$9])*[.$B$11];0)" office:value-type="float" office:value="237">
            <text:p>237</text:p>
          </table:table-cell>
          <table:table-cell table:style-name="ce9" table:formula="of:=[.I7]-[.$B$13]" office:value-type="float" office:value="223">
            <text:p>223</text:p>
          </table:table-cell>
          <table:table-cell table:style-name="ce11" table:formula="of:=[.K7]+[.$B$13]" office:value-type="float" office:value="242">
            <text:p>242</text:p>
          </table:table-cell>
          <table:table-cell table:style-name="ce11" table:formula="of:=[.L7]-[.M6]" office:value-type="float" office:value="33">
            <text:p>33</text:p>
          </table:table-cell>
          <table:table-cell table:style-name="ce15" table:formula="of:=ROUND(([.N7]/[.$B$11])*100;2)" office:value-type="float" office:value="12.89">
            <text:p>12.89</text:p>
          </table:table-cell>
          <table:table-cell table:number-columns-repeated="1009"/>
        </table:table-row>
        <table:table-row table:style-name="ro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Vcc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>
            <text:p>ADC</text:p>
          </table:table-cell>
          <table:table-cell office:value-type="float" office:value="256">
            <text:p>256</text:p>
          </table:table-cell>
          <table:table-cell table:number-columns-repeated="1022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>
            <text:p>ADC Bin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9">08/19/2013</text:date>, <text:time>23:5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ron Hall</meta:initial-creator>
    <meta:creation-date>2013-08-19T09:47:54.70</meta:creation-date>
    <dc:date>2013-08-19T23:59:38.97</dc:date>
    <dc:creator>Aaron Hall</dc:creator>
    <meta:editing-duration>PT13H26M</meta:editing-duration>
    <meta:editing-cycles>7</meta:editing-cycles>
    <meta:generator>OpenOffice/4.0.0$Win32 OpenOffice.org_project/400m3$Build-9702</meta:generator>
    <meta:document-statistic meta:table-count="1" meta:cell-count="87" meta:object-count="0"/>
  </office:meta>
</office:document-meta>
</file>